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A1" style:family="table-cell">
      <style:table-cell-properties style:vertical-align="middle" fo:padding="0.097cm" fo:border="0.002cm solid #000000"/>
    </style:style>
    <style:style style:name="Tableau1.A2" style:family="table-cell">
      <style:table-cell-properties fo:padding="0.097cm" fo:border="0.002cm solid #000000"/>
    </style:style>
    <style:style style:name="Tableau1.C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3" style:family="table-cell" style:data-style-name="N11">
      <style:table-cell-properties style:vertical-align="middle" fo:padding="0.097cm" fo:border-left="0.002cm solid #000000" fo:border-right="none" fo:border-top="none" fo:border-bottom="0.002cm solid #000000"/>
    </style:style>
    <style:style style:name="Tableau1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D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ellipse text:anchor-type="page" text:anchor-page-number="1" draw:z-index="0" draw:style-name="gr1" draw:text-style-name="P2" svg:width="3.5cm" svg:height="2.5cm" svg:x="2.831cm" svg:y="7.833cm">
        <text:p text:style-name="P2">Knock out </text:p>
        <text:p text:style-name="P2">not activated</text:p>
      </draw:ellipse>
      <draw:ellipse text:anchor-type="page" text:anchor-page-number="1" draw:z-index="3" draw:style-name="gr3" draw:text-style-name="P2" svg:width="3.5cm" svg:height="2.5cm" svg:x="3cm" svg:y="3cm">
        <text:p text:style-name="P2">Knock out </text:p>
        <text:p text:style-name="P2">activated</text:p>
      </draw:ellipse>
      <draw:ellipse text:anchor-type="page" text:anchor-page-number="1" draw:z-index="4" draw:style-name="gr3" draw:text-style-name="P2" svg:width="3.5cm" svg:height="2.5cm" svg:x="8.301cm" svg:y="4.671cm">
        <text:p text:style-name="P2">Knock in </text:p>
        <text:p text:style-name="P2">not activated</text:p>
      </draw:ellips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95"/></text:p>
      <text:p text:style-name="Standard"/>
      <text:p text:style-name="Standard"/>
      <text:p text:style-name="Standard"><draw:rect text:anchor-type="paragraph" draw:z-index="1" draw:style-name="gr2" draw:text-style-name="P2" svg:width="3.938cm" svg:height="3.151cm" svg:x="12.247cm" svg:y="0.448cm"><text:p text:style-name="P2">Repayment </text:p><text:p text:style-name="P2">Min (<text:tab/><text:tab/><text:tab/>100%)</text:p></draw:rect></text:p>
      <text:p text:style-name="Standard"/>
      <text:p text:style-name="Standard"><draw:ellipse text:anchor-type="paragraph" draw:z-index="5" draw:style-name="gr2" draw:text-style-name="P2" svg:width="3.5cm" svg:height="2.5cm" svg:x="6.338cm" svg:y="0.164cm"><text:p text:style-name="P2">Knock in </text:p><text:p text:style-name="P2">activated</text:p></draw:ellipse></text:p>
      <text:p text:style-name="Standard"/>
      <text:p text:style-name="Standard"><text:tab/><text:tab/><text:tab/><text:tab/><text:tab/><text:tab/><text:tab/> <text:s text:c="19"/><draw:frame draw:style-name="fr1" draw:name="Objet1" text:anchor-type="as-char" svg:y="-0.683cm" svg:width="0.995cm" svg:height="1.124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row>
          <table:table-cell table:style-name="Tableau1.A1" table:number-rows-spanned="2" table:number-columns-spanned="2" office:value-type="string">
            <text:p text:style-name="P1">Repayment rate</text:p>
          </table:table-cell>
          <table:covered-table-cell/>
          <table:table-cell table:style-name="Tableau1.A1" table:number-columns-spanned="2" office:value-type="string">
            <text:p text:style-name="P1">Knock-in</text:p>
          </table:table-cell>
          <table:covered-table-cell/>
        </table:table-row>
        <table:table-row>
          <table:covered-table-cell/>
          <table:covered-table-cell/>
          <table:table-cell table:style-name="Tableau1.C2" office:value-type="string">
            <text:p text:style-name="P1">Not activated</text:p>
          </table:table-cell>
          <table:table-cell table:style-name="Tableau1.D2" office:value-type="string">
            <text:p text:style-name="P1">Activated</text:p>
          </table:table-cell>
        </table:table-row>
        <table:table-row>
          <table:table-cell table:style-name="Tableau1.A3" table:number-rows-spanned="2" office:value-type="string">
            <text:p text:style-name="P1">Knock-out</text:p>
          </table:table-cell>
          <table:table-cell table:style-name="Tableau1.A3" office:value-type="string">
            <text:p text:style-name="P1">Not activated</text:p>
          </table:table-cell>
          <table:table-cell table:style-name="Tableau1.C3">
            <text:p text:style-name="P1"><draw:frame draw:style-name="fr1" draw:name="Objet3" text:anchor-type="as-char" svg:y="-0.377cm" svg:width="0.413cm" svg:height="0.469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D3" office:value-type="string">
            <text:p text:style-name="P1"><draw:frame draw:style-name="fr1" draw:name="Objet2" text:anchor-type="as-char" svg:y="-0.684cm" svg:width="2.566cm" svg:height="1.125cm" draw:z-index="6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</table:table-row>
        <table:table-row>
          <table:covered-table-cell/>
          <table:table-cell table:style-name="Tableau1.C2" office:value-type="string">
            <text:p text:style-name="P1">Activated</text:p>
          </table:table-cell>
          <table:table-cell table:style-name="Tableau1.C2" office:value-type="string">
            <text:p text:style-name="P1"><draw:frame draw:style-name="fr1" draw:name="Objet4" text:anchor-type="as-char" svg:y="-0.377cm" svg:width="0.413cm" svg:height="0.469cm" draw:z-index="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D4">
            <text:p text:style-name="P1"><draw:frame draw:style-name="fr1" draw:name="Objet5" text:anchor-type="as-char" svg:y="-0.377cm" svg:width="0.413cm" svg:height="0.469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WISSOCQ</meta:initial-creator>
    <meta:creation-date>2014-07-03T17:32:45.64</meta:creation-date>
    <meta:document-statistic meta:table-count="1" meta:image-count="0" meta:object-count="5" meta:page-count="1" meta:paragraph-count="13" meta:word-count="10" meta:character-count="202"/>
    <dc:date>2014-07-03T18:26:51.11</dc:date>
    <dc:creator>Julien WISSOCQ</dc:creator>
    <meta:editing-duration>PT6M19S</meta:editing-duration>
    <meta:editing-cycles>1</meta:editing-cycles>
    <meta:generator>OpenOffice/4.0.1$Win32 OpenOffice.org_project/401m5$Build-9714</meta:generator>
  </office:meta>
</office:document-meta>
</file>

<file path=Object 1/content.xml><?xml version="1.0" encoding="utf-8"?>
<math xmlns="http://www.w3.org/1998/Math/MathML">
  <semantics>
    <mrow>
      <mfrac>
        <mrow>
          <msub>
            <mi>S</mi>
            <mrow>
              <mi>j</mi>
              <mi>,</mi>
              <mi>T</mi>
            </mrow>
          </msub>
        </mrow>
        <mrow>
          <msub>
            <mi>S</mi>
            <mrow>
              <mi>j</mi>
              <mi>,</mi>
              <mn>0</mn>
            </mrow>
          </msub>
        </mrow>
      </mfrac>
    </mrow>
    <annotation encoding="StarMath 5.0">{S_{j,T}} over {S_{j,0}} </annotation>
  </semantics>
</math>
</file>

<file path=Object 2/content.xml><?xml version="1.0" encoding="utf-8"?>
<math xmlns="http://www.w3.org/1998/Math/MathML">
  <semantics>
    <mrow>
      <msub>
        <mi mathvariant="italic">min</mi>
        <mi>j</mi>
      </msub>
      <mrow>
        <mo stretchy="false">(</mo>
        <mrow>
          <mfrac>
            <mrow>
              <msub>
                <mi>S</mi>
                <mrow>
                  <mi>j</mi>
                  <mi>,</mi>
                  <mi>T</mi>
                </mrow>
              </msub>
            </mrow>
            <mrow>
              <msub>
                <mi>S</mi>
                <mrow>
                  <mi>j</mi>
                  <mi>,</mi>
                  <mn>0</mn>
                </mrow>
              </msub>
            </mrow>
          </mfrac>
          <mi>,</mi>
          <mn>1</mn>
        </mrow>
        <mo stretchy="false">)</mo>
      </mrow>
    </mrow>
    <annotation encoding="StarMath 5.0">min_j({S_{j,T}} over {S_{j,0}},1) </annotation>
  </semantics>
</math>
</file>

<file path=Object 3/content.xml><?xml version="1.0" encoding="utf-8"?>
<math xmlns="http://www.w3.org/1998/Math/MathML">
  <semantics>
    <mrow>
      <mn>1</mn>
    </mrow>
    <annotation encoding="StarMath 5.0">1</annotation>
  </semantics>
</math>
</file>

<file path=Object 4/content.xml><?xml version="1.0" encoding="utf-8"?>
<math xmlns="http://www.w3.org/1998/Math/MathML">
  <semantics>
    <mrow>
      <mn>1</mn>
    </mrow>
    <annotation encoding="StarMath 5.0">1</annotation>
  </semantics>
</math>
</file>

<file path=Object 5/content.xml><?xml version="1.0" encoding="utf-8"?>
<math xmlns="http://www.w3.org/1998/Math/MathML">
  <semantics>
    <mrow>
      <mn>1</mn>
    </mrow>
    <annotation encoding="StarMath 5.0">1</annotation>
  </semantics>
</math>
</file>